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40000004ADB1EDA68B56C598C9.png" manifest:media-type="image/png"/>
  <manifest:file-entry manifest:full-path="Pictures/1000000100000640000004AD7A23E51320BD2B83.png" manifest:media-type="image/png"/>
  <manifest:file-entry manifest:full-path="Pictures/1000000100000640000004ADAF2C1B768EFAE229.png" manifest:media-type="image/png"/>
  <manifest:file-entry manifest:full-path="Pictures/1000000100000640000004AD435126FE6E5E0F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draw:auto-grow-height="true" fo:min-height="2.4cm"/>
      <style:paragraph-properties style:writing-mode="lr-tb"/>
    </style:style>
    <style:style style:name="pr4" style:family="presentation" style:parent-style-name="LushGreen1-outline1">
      <style:graphic-properties fo:min-height="11.93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title">
      <style:graphic-properties fo:min-height="2.4cm"/>
      <style:paragraph-properties style:writing-mode="lr-tb"/>
    </style:style>
    <style:style style:name="pr7" style:family="presentation" style:parent-style-name="LushGreen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cm" fo:margin-bottom="0.5cm"/>
    </style:style>
    <style:style style:name="P4" style:family="paragraph">
      <style:paragraph-properties fo:margin-top="0cm" fo:margin-bottom="0.4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c9211e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Redes de Computadores II 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Na aula anterior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nfiguração básica de switches Cisc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Na aula de hoje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Mais comandos de configuração</text:p>
              </text:list-item>
              <text:list-item>
                <text:p>Montando um cenário com Switch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Comando show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header>
                <text:p>Switch&gt; enable</text:p>
                <text:p text:style-name="P3">Switch# show version</text:p>
                <text:list>
                  <text:list-item>
                    <text:p>Mostra informações diversas sobre o hardware do equipamento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Comando show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Switch# show running-config</text:p>
                <text:list>
                  <text:list-item>
                    <text:p>Mostra as configuração em memória R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As configurações do IOS ficam armazenadas em memória RAM, ou seja, memória volátil</text:span></text:p>
              </text:list-item>
              <text:list-item>
                <text:p><text:span text:style-name="T1">Para salvar as informações precisamos copiar para uma memória flash que os equipamentos possuem</text:span></text:p>
                <text:p><text:span text:style-name="T1">Switch# copy running-config startup-config</text:span></text:p>
              </text:list-item>
              <text:list-item>
                <text:p><text:span text:style-name="T1">O arquivo startup-config é lido na inicialização do equipament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É possível filtrar a saída de um comando caso ele tenha muitas linhas</text:p>
                <text:p>Switch&gt; COMANDO | include PADRAO</text:p>
                <text:p>Switch&gt; COMANDO | exclude PADRA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2">Switch(config)# enable password SENHA</text:span></text:p>
                <text:p><text:span text:style-name="T2">Switch(config)# exit</text:span></text:p>
                <text:p><text:span text:style-name="T2">Switch# show running-config | include password</text:span></text:p>
                <text:p><text:span text:style-name="T2">Lá está a nossa senha!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header>
                <text:p>Switch(config)# enable secret SENHASECRETA</text:p>
                <text:p>Switch(config)# exit</text:p>
                <text:p>Switch# show running-config | include enable</text:p>
                <text:p>Agora a senha é a que foi digitada como secret e pelo menos ela está criptografada em MD5 (já é alguma coisa!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Comandos: gerência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Switch#</text:p>
                <text:list>
                  <text:list-item>
                    <text:p><text:span text:style-name="T3">clear ?</text:span> → Reinicia várias memórias temporárias</text:p>
                  </text:list-item>
                  <text:list-item>
                    <text:p text:style-name="P4">debug → Habilita mensagens de debug (pode gerar muito volume de mensagens)</text:p>
                  </text:list-item>
                  <text:list-item>
                    <text:p text:style-name="P4">delete ? → Deleta arquivo</text:p>
                  </text:list-item>
                  <text:list-item>
                    <text:p text:style-name="P4">erase → Formata sistema de arquivos</text:p>
                  </text:list-item>
                  <text:list-item>
                    <text:p text:style-name="P4">more ? → Mostra o conteúdo de um arquivo</text:p>
                  </text:list-item>
                  <text:list-item>
                    <text:p>reload → Reinicia o equipamento</text:p>
                  </text:list-item>
                  <text:list-item>
                    <text:p>test → Executa um teste no equipamento</text:p>
                  </text:list-item>
                  <text:list-item>
                    <text:p>undebug → Desliga o debug</text:p>
                  </text:list-item>
                  <text:list-item>
                    <text:p>write → Salva a configur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Histórico / Negando comando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header>
                <text:p>Switch# show history</text:p>
                <text:list>
                  <text:list-item>
                    <text:p>Mostra os 10 comandos mais recentes</text:p>
                  </text:list-item>
                </text:list>
                <text:p/>
                <text:p>Switch# debug ip icmp</text:p>
                <text:p>Switch# no debug ip icmp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Comandos: teste de rede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Switch#</text:p>
                <text:list>
                  <text:list-item>
                    <text:p>Ping → Testa conectividade</text:p>
                  </text:list-item>
                  <text:list-item>
                    <text:p>Telnet → Faz conexão telnet com outro dispositivo</text:p>
                  </text:list-item>
                  <text:list-item>
                    <text:p>Traceroute → Traça a rota para outro dispositiv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Comando do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header>
                <text:p>Switch# config t</text:p>
                <text:p>Switch(config)# </text:p>
                <text:list>
                  <text:list-item>
                    <text:p>do → Executa comandos do modo privilegiado sem sair do modo config</text:p>
                  </text:list-item>
                </text:list>
                <text:p>Exemplo:</text:p>
                <text:p>Switch(config)# do dir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Configurando IP de um Switch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header>
                <text:p>Entrar no modo de configuração (por padrão todas as portas fazem parte de uma interface virtual chamada vlan 1)</text:p>
                <text:p>Switch(config)# interface vlan 1</text:p>
                <text:p>Switch(config-if)# ip address 192.168.1.100 255.255.255.0</text:p>
                <text:p>Agora precisamos efetivamente ligar a interface</text:p>
                <text:list>
                  <text:list-item>
                    <text:p>Se shutdown desliga, “no shutdown” → religa a interface</text:p>
                  </text:list-item>
                </text:list>
                <text:p text:style-name="P3">Switch(config-if)# no shutdown</text:p>
                <text:p text:style-name="P3">Switch# show ip interface brief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Referência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">TETZ, Edward. Cisco networking all-in-one for dummies. John Wiley &amp; Sons, 2011.</text:span></text:p>
              </text:list-item>
              <text:list-item>
                <text:p><text:span text:style-name="T2">Networking Devices and Initial Configuration: https://skillsforall.com/pt/course/networking-devices-and-initial-configuration?courseLang=en-US</text:span><text:span text:style-name="T2"><text:line-break/></text:span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T16H14M53S</meta:editing-duration>
    <meta:editing-cycles>192</meta:editing-cycles>
    <meta:generator>LibreOffice/7.3.7.2$Linux_X86_64 LibreOffice_project/30$Build-2</meta:generator>
    <dc:title>Lush Green</dc:title>
    <dc:date>2024-07-31T19:00:25.704140185</dc:date>
    <meta:document-statistic meta:object-count="113"/>
  </office:meta>
</office:document-meta>
</file>